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7cm" svg:height="3.453cm" svg:x="6.718cm" svg:y="1.828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6.608cm" svg:y="6.269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cteries</text:p>
          </table:table-cell>
          <table:table-cell office:value-type="string" calcext:value-type="string">
            <text:p>Creeper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988" calcext:value-type="float">
            <text:p>298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54" calcext:value-type="float">
            <text:p>33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2:46:20.788000000</meta:creation-date>
    <dc:date>2020-12-04T12:52:21.532000000</dc:date>
    <meta:editing-duration>PT6M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3.454cm" xlink:href=".." xlink:type="simple" chart:class="chart:line" chart:style-name="ch1">
        <chart:subtitle svg:x="0cm" svg:y="0cm" chart:style-name="ch2">
          <text:p/>
        </chart:subtitle>
        <chart:legend chart:legend-position="end" svg:x="13.199cm" svg:y="1.179cm" style:legend-expansion="high" chart:style-name="ch3"/>
        <chart:plot-area chart:style-name="ch4" table:cell-range-address="Аркуш1.A1:Аркуш1.B502" chart:data-source-has-labels="row" svg:x="0.318cm" svg:y="0.185cm" svg:width="12.56cm" svg:height="3.121cm">
          <chart:coordinate-region svg:x="1.31cm" svg:y="0.384cm" svg:width="11.427cm" svg:height="1.9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Аркуш1.A2:Аркуш1.A502" chart:label-cell-address="Аркуш1.A1:Аркуш1.A1" chart:class="chart:line">
            <chart:data-point chart:repeated="501"/>
          </chart:series>
          <chart:series chart:style-name="ch8" chart:values-cell-range-address="Аркуш1.B2:Аркуш1.B502" chart:label-cell-address="Аркуш1.B1:Аркуш1.B1" chart:class="chart:line"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teries</text:p>
                <draw:g>
                  <svg:desc>Аркуш1.A1:Аркуш1.A1</svg:desc>
                </draw:g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">
                <text:p>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">
                <text:p>1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">
                <text:p>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">
                <text:p>1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7">
                <text:p>2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">
                <text:p>4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2">
                <text:p>4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6">
                <text:p>54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9">
                <text:p>59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">
                <text:p>6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6">
                <text:p>46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7">
                <text:p>24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2">
                <text:p>12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">
                <text:p>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">
                <text:p>1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">
                <text:p>1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">
                <text:p>1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">
                <text:p>2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">
                <text:p>2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3">
                <text:p>1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">
                <text:p>1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">
                <text:p>1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">
                <text:p>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">
                <text:p>9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">
                <text:p>12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">
                <text:p>19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8">
                <text:p>3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9">
                <text:p>3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">
                <text:p>2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">
                <text:p>16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">
                <text:p>1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">
                <text:p>1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2">
                <text:p>1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">
                <text:p>15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">
                <text:p>16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">
                <text:p>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9">
                <text:p>1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8">
                <text:p>1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">
                <text:p>1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7">
                <text:p>2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8">
                <text:p>2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2">
                <text:p>2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">
                <text:p>2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">
                <text:p>9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">
                <text:p>8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">
                <text:p>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">
                <text:p>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">
                <text:p>1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">
                <text:p>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9">
                <text:p>1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">
                <text:p>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8">
                <text:p>22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4">
                <text:p>23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7">
                <text:p>2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5">
                <text:p>2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9">
                <text:p>2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9">
                <text:p>2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4">
                <text:p>21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">
                <text:p>2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">
                <text:p>20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3">
                <text:p>1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">
                <text:p>12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1">
                <text:p>1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">
                <text:p>1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9">
                <text:p>2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">
                <text:p>2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">
                <text:p>3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0">
                <text:p>2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7">
                <text:p>26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0">
                <text:p>1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">
                <text:p>1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8">
                <text:p>13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">
                <text:p>8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">
                <text:p>8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">
                <text:p>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">
                <text:p>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">
                <text:p>2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1">
                <text:p>2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1">
                <text:p>1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">
                <text:p>1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">
                <text:p>8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">
                <text:p>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">
                <text:p>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">
                <text:p>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">
                <text:p>9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">
                <text:p>1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">
                <text:p>1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">
                <text:p>1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8">
                <text:p>1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5">
                <text:p>1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4">
                <text:p>2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">
                <text:p>1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">
                <text:p>1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">
                <text:p>1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9">
                <text:p>11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">
                <text:p>10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6">
                <text:p>1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4">
                <text:p>10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">
                <text:p>1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">
                <text:p>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0">
                <text:p>1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3">
                <text:p>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5">
                <text:p>1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">
                <text:p>1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9">
                <text:p>2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1">
                <text:p>2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4">
                <text:p>1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8">
                <text:p>1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5">
                <text:p>21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5">
                <text:p>2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2">
                <text:p>2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3">
                <text:p>2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5">
                <text:p>13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">
                <text:p>9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">
                <text:p>7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7">
                <text:p>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3">
                <text:p>12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2">
                <text:p>1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">
                <text:p>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4">
                <text:p>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1">
                <text:p>1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9">
                <text:p>2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">
                <text:p>1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">
                <text:p>14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">
                <text:p>1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">
                <text:p>1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6">
                <text:p>1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">
                <text:p>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1">
                <text:p>1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">
                <text:p>1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">
                <text:p>1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5">
                <text:p>13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">
                <text:p>1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4">
                <text:p>1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">
                <text:p>1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">
                <text:p>15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1">
                <text:p>1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">
                <text:p>14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1">
                <text:p>1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">
                <text:p>1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">
                <text:p>1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">
                <text:p>1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">
                <text:p>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">
                <text:p>1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">
                <text:p>10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3">
                <text:p>1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9">
                <text:p>1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">
                <text:p>1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1">
                <text:p>1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7">
                <text:p>1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8">
                <text:p>10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0">
                <text:p>1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">
                <text:p>1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2">
                <text:p>1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8">
                <text:p>1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5">
                <text:p>1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6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">
                <text:p>1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">
                <text:p>1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6">
                <text:p>1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8">
                <text:p>2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3">
                <text:p>2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3">
                <text:p>2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4">
                <text:p>1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6">
                <text:p>18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5">
                <text:p>1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">
                <text:p>5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">
                <text:p>5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">
                <text:p>5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">
                <text:p>5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">
                <text:p>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">
                <text:p>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8">
                <text:p>2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6">
                <text:p>2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9">
                <text:p>3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8">
                <text:p>4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3">
                <text:p>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4">
                <text:p>9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1">
                <text:p>144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7">
                <text:p>19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55">
                <text:p>27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34">
                <text:p>373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3">
                <text:p>358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46">
                <text:p>364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27">
                <text:p>332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92">
                <text:p>229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6">
                <text:p>83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2">
                <text:p>452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3">
                <text:p>12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">
                <text:p>80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">
                <text:p>67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">
                <text:p>6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">
                <text:p>7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">
                <text:p>6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">
                <text:p>6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">
                <text:p>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">
                <text:p>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1">
                <text:p>8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1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3">
                <text:p>2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6">
                <text:p>2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0">
                <text:p>2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5">
                <text:p>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0">
                <text:p>3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5">
                <text:p>22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6">
                <text:p>21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1">
                <text:p>18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3">
                <text:p>1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7">
                <text:p>16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4">
                <text:p>1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">
                <text:p>1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">
                <text:p>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6">
                <text:p>12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8">
                <text:p>1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">
                <text:p>12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">
                <text:p>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">
                <text:p>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">
                <text:p>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">
                <text:p>1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8">
                <text:p>17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6">
                <text:p>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8">
                <text:p>2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3">
                <text:p>2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8">
                <text:p>3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4">
                <text:p>3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3">
                <text:p>2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4">
                <text:p>17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">
                <text:p>14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8">
                <text:p>1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6">
                <text:p>1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0">
                <text:p>1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5">
                <text:p>13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2">
                <text:p>1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8">
                <text:p>1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">
                <text:p>9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">
                <text:p>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9">
                <text:p>1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1">
                <text:p>1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2">
                <text:p>1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7">
                <text:p>1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4">
                <text:p>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">
                <text:p>1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">
                <text:p>1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">
                <text:p>1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6">
                <text:p>1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">
                <text:p>1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7">
                <text:p>147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subtitle svg:x="0cm" svg:y="0cm" chart:style-name="ch2">
          <text:p/>
        </chart:subtitle>
        <chart:legend chart:legend-position="end" svg:x="13.278cm" svg:y="4.203cm" style:legend-expansion="high" chart:style-name="ch3"/>
        <chart:plot-area chart:style-name="ch4" table:cell-range-address="Аркуш1.A1:Аркуш1.B502" chart:data-source-has-labels="row" svg:x="1.33cm" svg:y="0.18cm" svg:width="11.629cm" svg:height="7.664cm">
          <chart:coordinate-region svg:x="2.322cm" svg:y="0.38cm" svg:width="10.265cm" svg:height="6.817cm"/>
          <chart:axis chart:dimension="x" chart:name="primary-x" chart:style-name="ch5">
            <chart:title svg:x="6.425cm" svg:y="8.024cm" chart:style-name="ch6">
              <text:p>Pełzacze</text:p>
            </chart:title>
          </chart:axis>
          <chart:axis chart:dimension="y" chart:name="primary-y" chart:style-name="ch7">
            <chart:title svg:x="0.451cm" svg:y="4.665cm" chart:style-name="ch8">
              <text:p>Bakterie</text:p>
            </chart:title>
            <chart:grid chart:style-name="ch9" chart:class="major"/>
          </chart:axis>
          <chart:series chart:style-name="ch10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Creepers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1">
                <text:p>501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5">
                <text:p>1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">
                <text:p>16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">
                <text:p>10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">
                <text:p>10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">
                <text:p>18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5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6">
                <text:p>1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5">
                <text:p>19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">
                <text:p>8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">
                <text:p>6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">
                <text:p>16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7">
                <text:p>2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8">
                <text:p>22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">
                <text:p>28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5">
                <text:p>33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1">
                <text:p>4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2">
                <text:p>4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6">
                <text:p>54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9">
                <text:p>59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">
                <text:p>6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6">
                <text:p>46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7">
                <text:p>24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2">
                <text:p>12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">
                <text:p>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">
                <text:p>9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4">
                <text:p>11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8">
                <text:p>1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">
                <text:p>1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7">
                <text:p>17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2">
                <text:p>21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7">
                <text:p>2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">
                <text:p>19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3">
                <text:p>1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0">
                <text:p>1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">
                <text:p>18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5">
                <text:p>18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2">
                <text:p>16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1">
                <text:p>14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1">
                <text:p>1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">
                <text:p>12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">
                <text:p>9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">
                <text:p>9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">
                <text:p>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">
                <text:p>1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">
                <text:p>12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">
                <text:p>1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">
                <text:p>19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">
                <text:p>20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8">
                <text:p>3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9">
                <text:p>32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0">
                <text:p>2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">
                <text:p>20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9">
                <text:p>16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8">
                <text:p>14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">
                <text:p>8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2">
                <text:p>1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">
                <text:p>1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4">
                <text:p>1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">
                <text:p>1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1">
                <text:p>1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1">
                <text:p>1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2">
                <text:p>1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3">
                <text:p>15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6">
                <text:p>15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">
                <text:p>16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8">
                <text:p>14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1">
                <text:p>1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">
                <text:p>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">
                <text:p>8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">
                <text:p>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">
                <text:p>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4">
                <text:p>7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5">
                <text:p>1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0">
                <text:p>1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9">
                <text:p>15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1">
                <text:p>17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8">
                <text:p>1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">
                <text:p>19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7">
                <text:p>2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8">
                <text:p>2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62">
                <text:p>2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">
                <text:p>2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1">
                <text:p>22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9">
                <text:p>22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">
                <text:p>20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">
                <text:p>14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">
                <text:p>14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">
                <text:p>10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7">
                <text:p>9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">
                <text:p>8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">
                <text:p>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">
                <text:p>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">
                <text:p>7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8">
                <text:p>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6">
                <text:p>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0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">
                <text:p>9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5">
                <text:p>1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7">
                <text:p>11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2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">
                <text:p>1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7">
                <text:p>13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9">
                <text:p>14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0">
                <text:p>17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9">
                <text:p>2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3">
                <text:p>22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1">
                <text:p>22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8">
                <text:p>22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4">
                <text:p>23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7">
                <text:p>25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5">
                <text:p>2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1">
                <text:p>1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9">
                <text:p>2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9">
                <text:p>259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4">
                <text:p>21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5">
                <text:p>24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1">
                <text:p>2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">
                <text:p>20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9">
                <text:p>199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3">
                <text:p>13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1">
                <text:p>12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">
                <text:p>12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2">
                <text:p>14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1">
                <text:p>1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">
                <text:p>1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6">
                <text:p>1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1">
                <text:p>21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9">
                <text:p>2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9">
                <text:p>2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9">
                <text:p>3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50">
                <text:p>2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7">
                <text:p>26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5">
                <text:p>2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0">
                <text:p>19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8">
                <text:p>16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8">
                <text:p>13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4">
                <text:p>12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">
                <text:p>8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4">
                <text:p>8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1">
                <text:p>8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5">
                <text:p>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9">
                <text:p>8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">
                <text:p>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">
                <text:p>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6">
                <text:p>1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1">
                <text:p>1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">
                <text:p>16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9">
                <text:p>1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2">
                <text:p>22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">
                <text:p>20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4">
                <text:p>17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2">
                <text:p>2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1">
                <text:p>21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1">
                <text:p>1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">
                <text:p>1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1">
                <text:p>11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7">
                <text:p>8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2">
                <text:p>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">
                <text:p>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">
                <text:p>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1">
                <text:p>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">
                <text:p>9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8">
                <text:p>1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4">
                <text:p>1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4">
                <text:p>1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">
                <text:p>10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4">
                <text:p>1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1">
                <text:p>16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8">
                <text:p>1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5">
                <text:p>1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9">
                <text:p>1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4">
                <text:p>22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4">
                <text:p>26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">
                <text:p>16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">
                <text:p>15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0">
                <text:p>15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9">
                <text:p>11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6">
                <text:p>10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6">
                <text:p>10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4">
                <text:p>10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">
                <text:p>11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8">
                <text:p>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0">
                <text:p>1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5">
                <text:p>1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3">
                <text:p>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2">
                <text:p>1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5">
                <text:p>1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1">
                <text:p>16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9">
                <text:p>20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1">
                <text:p>25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6">
                <text:p>19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4">
                <text:p>1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8">
                <text:p>18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6">
                <text:p>1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5">
                <text:p>21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5">
                <text:p>2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4">
                <text:p>2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2">
                <text:p>26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3">
                <text:p>22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5">
                <text:p>13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">
                <text:p>9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">
                <text:p>7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6">
                <text:p>8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">
                <text:p>7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7">
                <text:p>9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2">
                <text:p>11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3">
                <text:p>12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2">
                <text:p>1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6">
                <text:p>14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4">
                <text:p>1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1">
                <text:p>1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9">
                <text:p>2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6">
                <text:p>2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">
                <text:p>16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0">
                <text:p>1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10">
                <text:p>1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15">
                <text:p>11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">
                <text:p>14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4">
                <text:p>16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5">
                <text:p>1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5">
                <text:p>16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6">
                <text:p>1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9">
                <text:p>8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1">
                <text:p>1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7">
                <text:p>10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1">
                <text:p>12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6">
                <text:p>1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5">
                <text:p>13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">
                <text:p>16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8">
                <text:p>16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4">
                <text:p>1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7">
                <text:p>1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7">
                <text:p>15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">
                <text:p>15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1">
                <text:p>1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">
                <text:p>14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1">
                <text:p>1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">
                <text:p>1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">
                <text:p>1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">
                <text:p>1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0">
                <text:p>1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">
                <text:p>10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">
                <text:p>10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">
                <text:p>10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3">
                <text:p>1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9">
                <text:p>1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2">
                <text:p>1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3">
                <text:p>14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">
                <text:p>1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1">
                <text:p>14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7">
                <text:p>11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4">
                <text:p>1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">
                <text:p>11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">
                <text:p>10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8">
                <text:p>10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0">
                <text:p>1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2">
                <text:p>11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4">
                <text:p>12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2">
                <text:p>1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8">
                <text:p>1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7">
                <text:p>1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0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5">
                <text:p>11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">
                <text:p>11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6">
                <text:p>12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">
                <text:p>15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5">
                <text:p>1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8">
                <text:p>13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">
                <text:p>12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">
                <text:p>1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4">
                <text:p>1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6">
                <text:p>1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35">
                <text:p>23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48">
                <text:p>2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34">
                <text:p>23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3">
                <text:p>2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53">
                <text:p>25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4">
                <text:p>18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6">
                <text:p>18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5">
                <text:p>13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8">
                <text:p>5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3">
                <text:p>53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1">
                <text:p>51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">
                <text:p>5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0">
                <text:p>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1">
                <text:p>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">
                <text:p>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6">
                <text:p>6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0">
                <text:p>16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28">
                <text:p>2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6">
                <text:p>2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9">
                <text:p>34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58">
                <text:p>4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93">
                <text:p>6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4">
                <text:p>99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41">
                <text:p>144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7">
                <text:p>196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755">
                <text:p>27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734">
                <text:p>373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83">
                <text:p>3583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646">
                <text:p>3646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27">
                <text:p>332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292">
                <text:p>2292</text:p>
              </table:table-cell>
              <table:table-cell office:value-type="float" office:value="2278">
                <text:p>22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6">
                <text:p>83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2">
                <text:p>452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3">
                <text:p>12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0">
                <text:p>80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">
                <text:p>67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4">
                <text:p>64</text:p>
              </table:table-cell>
              <table:table-cell office:value-type="float" office:value="3354">
                <text:p>33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">
                <text:p>78</text:p>
              </table:table-cell>
              <table:table-cell office:value-type="float" office:value="2886">
                <text:p>28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">
                <text:p>6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5">
                <text:p>6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">
                <text:p>6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">
                <text:p>6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4">
                <text:p>8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1">
                <text:p>8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1">
                <text:p>1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29">
                <text:p>2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3">
                <text:p>23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56">
                <text:p>25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0">
                <text:p>2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5">
                <text:p>28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20">
                <text:p>3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5">
                <text:p>22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6">
                <text:p>21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1">
                <text:p>18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3">
                <text:p>17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7">
                <text:p>16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4">
                <text:p>16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3">
                <text:p>1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">
                <text:p>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1">
                <text:p>12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6">
                <text:p>12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8">
                <text:p>1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8">
                <text:p>10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">
                <text:p>12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0">
                <text:p>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">
                <text:p>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">
                <text:p>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">
                <text:p>9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6">
                <text:p>1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8">
                <text:p>1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8">
                <text:p>17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6">
                <text:p>2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8">
                <text:p>2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3">
                <text:p>28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8">
                <text:p>3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4">
                <text:p>30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3">
                <text:p>2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4">
                <text:p>17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49">
                <text:p>14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48">
                <text:p>14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6">
                <text:p>16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0">
                <text:p>14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5">
                <text:p>13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2">
                <text:p>1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8">
                <text:p>11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">
                <text:p>9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">
                <text:p>7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9">
                <text:p>11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1">
                <text:p>1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2">
                <text:p>14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7">
                <text:p>1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4">
                <text:p>9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5">
                <text:p>1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42">
                <text:p>14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9">
                <text:p>14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4">
                <text:p>16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">
                <text:p>1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4">
                <text:p>18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9">
                <text:p>1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4">
                <text:p>17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9">
                <text:p>17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6">
                <text:p>1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6">
                <text:p>1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">
                <text:p>1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7">
                <text:p>147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